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E000001DBA7BB16D0908E2843.png" manifest:media-type="image/png"/>
  <manifest:file-entry manifest:full-path="Pictures/10000201000004B5000003E8AB70D00D1172B7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499cm" svg:height="11.202cm" svg:x="0cm" svg:y="-0.002cm">
          <draw:image xlink:href="Pictures/10000201000004B5000003E8AB70D00D1172B7D9.png" xlink:type="simple" xlink:show="embed" xlink:actuate="onLoad">
            <text:p/>
          </draw:image>
        </draw:frame>
        <draw:frame draw:style-name="gr1" draw:text-style-name="P1" draw:layer="layout" svg:width="16.012cm" svg:height="5.47cm" svg:x="2.988cm" svg:y="9.2cm">
          <draw:image xlink:href="Pictures/100002010000056E000001DBA7BB16D0908E284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9:31:10.150405699</meta:creation-date>
    <dc:date>2017-12-03T15:15:15.012091704</dc:date>
    <meta:editing-duration>PT1H22M4S</meta:editing-duration>
    <meta:editing-cycles>24</meta:editing-cycles>
    <meta:generator>LibreOffice/5.1.6.2$Linux_X86_64 LibreOffice_project/10m0$Build-2</meta:generator>
    <meta:document-statistic meta:object-count="2"/>
  </office:meta>
</office:document-meta>
</file>